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8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0.9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e994"/>
    </style:style>
    <style:style style:name="ce4" style:family="table-cell" style:parent-style-name="Default">
      <style:table-cell-properties fo:background-color="#dde8c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5" calcext:value-type="float">
            <text:p>3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72" calcext:value-type="float">
            <text:p>72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15" calcext:value-type="float">
            <text:p>21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No of bins: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of elements: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of elements each bin has: 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1:09:11.414180063</meta:creation-date>
    <dc:date>2023-05-22T13:33:55.621317964</dc:date>
    <meta:editing-duration>PT2H14M17S</meta:editing-duration>
    <meta:editing-cycles>2</meta:editing-cycles>
    <meta:generator>LibreOffice/7.3.7.2$Linux_X86_64 LibreOffice_project/30$Build-2</meta:generator>
    <meta:document-statistic meta:table-count="1" meta:cell-count="17" meta:object-count="0"/>
  </office:meta>
</office:document-meta>
</file>